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subtitle">
      <style:graphic-properties draw:fill-color="#ffffff" fo:min-height="9.134cm"/>
      <style:paragraph-properties style:writing-mode="lr-tb"/>
    </style:style>
    <style:style style:name="pr3" style:family="presentation" style:parent-style-name="Standaard-notes">
      <style:graphic-properties draw:fill-color="#ffffff" fo:min-height="13.364cm"/>
      <style:paragraph-properties style:writing-mode="lr-tb"/>
    </style:style>
    <style:style style:name="pr4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2.629cm" svg:x="1.4cm" svg:y="0.628cm" presentation:class="title">
          <draw:text-box>
            <text:p>Tinlab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Opdrach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Design goa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ust</text:p>
                <text:list>
                  <text:list-item>
                    <text:p>Sluiskolk</text:p>
                  </text:list-item>
                  <text:list-item>
                    <text:p>Controller</text:p>
                  </text:list-item>
                  <text:list-item>
                    <text:p>Meerdere schepen</text:p>
                  </text:list-item>
                  <text:list-item>
                    <text:p>Houdt rekening met schepen van weerszijde</text:p>
                  </text:list-item>
                </text:list>
              </text:list-item>
              <text:list-item>
                <text:p>Should</text:p>
                <text:list>
                  <text:list-item>
                    <text:p>Autonome besturing</text:p>
                  </text:list-item>
                  <text:list-item>
                    <text:p>Manual control</text:p>
                  </text:list-item>
                </text:list>
              </text:list-item>
              <text:list-item>
                <text:p>Could</text:p>
                <text:list>
                  <text:list-item>
                    <text:p>queing</text:p>
                  </text:list-item>
                </text:list>
              </text:list-item>
              <text:list-item>
                <text:p>Wont</text:p>
                <text:list>
                  <text:list-item>
                    <text:p>No randimized data input for neerslag</text:p>
                  </text:list-item>
                  <text:list-item>
                    <text:p>Niet meer dan 2 schepen in een stack(wachtrij,sluiskolk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1">
        <draw:frame presentation:style-name="pr1" draw:layer="layout" svg:width="25.199cm" svg:height="2.629cm" svg:x="1.301cm" svg:y="0.628cm" presentation:class="title" presentation:user-transformed="true">
          <draw:text-box>
            <text:p text:style-name="P3">Requirements</text:p>
          </draw:text-box>
        </draw:frame>
        <draw:frame presentation:style-name="pr4" draw:layer="layout" svg:width="25.199cm" svg:height="9.134cm" svg:x="1.301cm" svg:y="3.5cm" presentation:class="outline" presentation:user-transformed="true">
          <draw:text-box>
            <text:list text:style-name="L2">
              <text:list-item>
                <text:p>Als operator wil ik met schepen kunnen communiceren.</text:p>
              </text:list-item>
            </text:list>
            <text:list text:style-name="L3">
              <text:list-item>
                <text:p text:style-name="P4">Als operator wil ik stoplichten kunnen bedienen</text:p>
              </text:list-item>
              <text:list-item>
                <text:p text:style-name="P4">Als operator wil ik sluisdeuren kunnen bedienen</text:p>
              </text:list-item>
              <text:list-item>
                <text:p text:style-name="P4">Als operator wil ik de waterpomp bedienen</text:p>
              </text:list-item>
              <text:list-item>
                <text:p text:style-name="P4">Als operator wil ik een noodsignaal als er een schip wil invaren/uitvaren terwijl de sluisdeuren dichtgaan</text:p>
              </text:list-item>
              <text:list-item>
                <text:p text:style-name="P4">Als operator wil ik een noodsignaal als de sluiskolk met water net diep genoeg is voor een schip</text:p>
              </text:list-item>
              <text:list-item>
                <text:p text:style-name="P4">Als operator wil ik de besturing van de sluiskolk op autocontrol kunnen zetten</text:p>
              </text:list-item>
              <text:list-item>
                <text:p text:style-name="P4">Als schipper wil ik weten wat de dischtsbijzijjnde sluis is met de laagste verwerkingstijd</text:p>
              </text:list-item>
            </text:list>
            <text:list text:style-name="L2">
              <text:list-item>
                <text:p>Als schipper wil ik een signaal aangeven dat ik wil invaren.</text:p>
              </text:list-item>
            </text:list>
            <text:list text:style-name="L3">
              <text:list-item>
                <text:p text:style-name="P4">Als schipper wil ik een signaal ontvangen dat ik mag invaren</text:p>
              </text:list-item>
              <text:list-item>
                <text:p text:style-name="P4">Als schipper wil ik een plaatst in de wachtrij als <text:s/>de sluis vol is</text:p>
              </text:list-item>
            </text:list>
            <text:list text:style-name="L2">
              <text:list-item>
                <text:p>Als beheerder(rijkswaterstaat) wil ik dat de sluiskolk operationele handelingen van een operator kan overnemen.</text:p>
              </text:list-item>
              <text:list-item>
                <text:p>Als beheerder wil ik een overzicht van kritische situaties waarin een operator noodzakelijk is</text:p>
              </text:list-item>
              <text:list-item>
                <text:p>Als beheerder wil ik een melding als een kritische situatie zicht vodoet met info over de situatie en de locatie van de dichtsbijzjnde operator</text:p>
              </text:list-item>
              <text:list-item>
                <text:p>Als beheerder wil ik een <text:s/>noodknop om het systeem uti te schakelen</text:p>
              </text:list-item>
              <text:list-item>
                <text:p>Als beheerder wil ik een knop om de besturing over te dragen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Onderzoe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lui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hip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Autonomie/A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Tes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2T1">
        <draw:frame presentation:style-name="pr1" draw:layer="layout" svg:width="25.199cm" svg:height="2.629cm" svg:x="1.4cm" svg:y="0.628cm" presentation:class="title">
          <draw:text-box>
            <text:p>Vragen??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4T09:11:50.428000000</meta:creation-date>
    <dc:date>2023-04-14T10:49:19.099000000</dc:date>
    <meta:editing-duration>PT1H37M31S</meta:editing-duration>
    <meta:editing-cycles>3</meta:editing-cycles>
    <meta:generator>LibreOffice/7.4.3.2$Windows_X86_64 LibreOffice_project/1048a8393ae2eeec98dff31b5c133c5f1d08b890</meta:generator>
    <meta:document-statistic meta:object-count="61"/>
  </office:meta>
</office:document-meta>
</file>